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c32e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c32e7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1c32e7"/>
    </style:style>
    <style:style style:name="T20" style:family="text">
      <style:text-properties officeooo:rsid="001f2e95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636737312" text:id="ct1407196367373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636565984" text:id="ct1407196365659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636566976" text:id="ct1407196365669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636567184" text:id="ct1407196365671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636834272" text:id="ct14071963683427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636585840" text:id="ct14071963658584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719636737312"/><text:change-start text:change-id="ct140719636565984"/>Adopt<text:change-end text:change-id="ct140719636565984"/>ed<text:change-start text:change-id="ct140719636566976"/> as a <text:change-end text:change-id="ct140719636566976"/>NMRA <text:change-start text:change-id="ct140719636567184"/>Standard<text:change-end text:change-id="ct140719636567184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719636834272"/><text:change-start text:change-id="ct140719636585840"/>Version History<text:change-end text:change-id="ct14071963658584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4">6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0">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officeooo:rsid="001c32e7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7T14:25:51.907166722" text:date-adjust="PT1440H00M00S">Apr 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Firmware Upgrade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</text:span><text:span text:style-name="MT13">4</text:span><text:span text:style-name="MT12">.</text:span><text:span text:style-name="MT13">3</text:span><text:span text:style-name="MT14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8H56M22S</meta:editing-duration>
    <meta:generator>LibreOffice/4.4.0.3$MacOSX_X86_64 LibreOffice_project/de093506bcdc5fafd9023ee680b8c60e3e0645d7</meta:generator>
    <dc:date>2016-02-07T14:25:51.812251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8" meta:character-count="466" meta:non-whitespace-character-count="395"/>
  </office:meta>
</office:document-meta>
</file>